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Standard">
      <style:paragraph-properties fo:text-align="justify" style:justify-single-word="false" style:text-autospace="none"/>
      <style:text-properties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3"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4" style:family="paragraph" style:parent-style-name="Normal_20__28_Web_29_">
      <style:paragraph-properties fo:margin-top="0cm" fo:margin-bottom="0cm">
        <style:tab-stops/>
      </style:paragraph-properties>
      <style:text-properties style:font-name="Arial" fo:font-size="10pt" style:font-size-asian="10pt" style:font-size-complex="10pt"/>
    </style:style>
    <style:style style:name="P5" style:family="paragraph" style:parent-style-name="Header">
      <style:paragraph-properties fo:text-align="center" style:justify-single-word="false" fo:orphans="2" fo:widows="2" style:snap-to-layout-grid="false" style:writing-mode="lr-tb">
        <style:tab-stops/>
      </style:paragraph-properties>
      <style:text-properties fo:color="#000000" style:font-name="Arial" fo:font-size="13pt" fo:language="ca" fo:country="ES" style:font-name-asian="Times New Roman" style:font-size-asian="13pt" style:font-name-complex="Times New Roman" style:font-size-complex="13pt" style:language-complex="ar" style:country-complex="SA"/>
    </style:style>
    <style:style style:name="P6" style:family="paragraph" style:parent-style-name="Standard">
      <style:text-properties style:font-name="Arial" fo:font-size="10pt" style:font-size-asian="10pt" style:font-size-complex="10pt"/>
    </style:style>
    <style:style style:name="P7" style:family="paragraph" style:parent-style-name="Text_20_body">
      <style:paragraph-properties fo:line-height="150%"/>
    </style:style>
    <style:style style:name="P8"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T4" style:family="text">
      <style:text-properties fo:language="ca" fo:country="ES" style:language-complex="ar" style:country-complex="SA"/>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Avaluació de grup</text:p>
      <text:p text:style-name="P4"/>
      <text:h text:style-name="Heading_20_1" text:outline-level="1">Avaluació de grup</text:h>
      <text:p text:style-name="Text_20_body">El grup funciona correctament, continuem arrossegant el problema de la quedada telemàtica ja que ens segueix costant bastant trobar un espai de temps per estar els 3 membres del grup presents. Al final però, <text:s/>sempre trobem una tarda d'algun cap de setmana per posar les coses importants en comú i planificar els EAC i la repartició de tasques per els membres. </text:p>
      <text:p text:style-name="Text_20_body">En quant a la feina, ens la anem repartint entre tots i anem comentant els punts conflictius mitjançant el correu electrònic i la llista de Google Grups. D'aquesta forma tots estem al dia de com portem la feina i tenim un control temporal bastant bo. Gràcies aquesta sinergia de treball on tots els membres cooperen per assolir la fita, creem un entorn de treball agradable ja que no competim entre nosaltres sinó que ens ajudem. </text:p>
      <text:p text:style-name="Text_20_body">En aquest punt del projecte ens han sorgit problemes, problemes i més problemes. Començarem per llistar que la nostre idea inicial era implementar el servidor utilitzant la llibreria XMPP que facilita l'API de Google App Engine, els mètodes que ens proporciona per rebre missatges no ens serveixen ja que GAE només dona suport al port 80, únicament a aplicacions web. Ens sorgeix el problema de comunicació servidor amb el client.</text:p>
      <text:p text:style-name="P7">Per aquest motiu hem pensat en recollir els missatges de les conversacions en una base de dades i que el servidor sigui qui proporcionarà els missatges als clients de la mateixa manera que funciona el xat integrat de Facebook <text:span text:style-name="T1">El servidor a part d'emmagatzemar la informació a una base de dades, pot també guardar en memòria els missatges, aleshores s'implementa un mètode que es cridat pel client al servidor a través d'una petició GET i és aquí quan el servidor li mostra els missatges que té per ell. </text:span></text:p>
      <text:p text:style-name="P7"><text:span text:style-name="T1">Hem creat un document anomenat </text:span><text:span text:style-name="T2">Croniques_problematiques.odt</text:span><text:span text:style-name="T1"> on anirem explicant els problemes més significants i les solucions que ens anem trobant al llarg del desenvolupament.</text:span></text:p>
      <text:p text:style-name="P7"><text:span text:style-name="T1">En definitiva, el projecte avança força bé.</text:span></text:p>
      <text:h text:style-name="P8"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3">Data</text:p>
          </table:table-cell>
          <table:table-cell table:style-name="Taula5.A1" office:value-type="string">
            <text:p text:style-name="P3">Modificat per:</text:p>
          </table:table-cell>
          <table:table-cell table:style-name="Taula5.C1" office:value-type="string">
            <text:p text:style-name="P3">Modificacions</text:p>
          </table:table-cell>
        </table:table-row>
        <table:table-row>
          <table:table-cell table:style-name="Taula5.A2" office:value-type="date" office:date-value="2011-10-12">
            <text:p text:style-name="P6">12/10/11</text:p>
          </table:table-cell>
          <table:table-cell table:style-name="Taula5.B2" office:value-type="string">
            <text:p text:style-name="P6"><text:span text:style-name="T4">I</text:span><text:span text:style-name="T4">saac Gangolells<text:line-break/>Hector Costa</text:span></text:p>
            <text:p text:style-name="P6">Fran Hermoso</text:p>
          </table:table-cell>
          <table:table-cell table:style-name="Taula5.C2" office:value-type="string">
            <text:p text:style-name="P6">Edició Inicial</text:p>
          </table:table-cell>
        </table:table-row>
        <table:table-row>
          <table:table-cell table:style-name="Taula5.B2" office:value-type="string">
            <text:p text:style-name="P6"/>
          </table:table-cell>
          <table:table-cell table:style-name="Taula5.B2" office:value-type="string">
            <text:p text:style-name="P6"/>
          </table:table-cell>
          <table:table-cell table:style-name="Taula5.C2" office:value-type="string">
            <text:p text:style-name="P6"/>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Avaluació de gru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0-12T15:55:10.54</dc:date>
    <meta:editing-duration>PT02H56M08S</meta:editing-duration>
    <meta:editing-cycles>26</meta:editing-cycles>
    <meta:generator>OpenOffice.org/3.2$Win32 OpenOffice.org_project/320m18$Build-9502</meta:generator>
    <dc:creator>Hector Costa Guzman</dc:creator>
    <meta:document-statistic meta:table-count="1" meta:image-count="0" meta:object-count="0" meta:page-count="2" meta:paragraph-count="17" meta:word-count="353" meta:character-count="2123"/>
  </office:meta>
</office:document-meta>
</file>